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6.7639">
            <text:p>86.763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1952">
            <text:p>98.195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605">
            <text:p>97.360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375">
            <text:p>97.1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5705">
            <text:p>97.570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768">
            <text:p>96.876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406">
            <text:p>97.64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03">
            <text:p>97.1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941">
            <text:p>97.99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2545">
            <text:p>98.2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392">
            <text:p>96.3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5563">
            <text:p>98.5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621">
            <text:p>97.16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8729">
            <text:p>96.872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645">
            <text:p>98.564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176">
            <text:p>98.01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915">
            <text:p>98.29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793">
            <text:p>97.07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036">
            <text:p>97.4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8059">
            <text:p>96.8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048">
            <text:p>98.204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014">
            <text:p>97.40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6.6512">
            <text:p>96.651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7">
            <text:p>97.2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542">
            <text:p>97.9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569">
            <text:p>97.65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083">
            <text:p>95.9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655">
            <text:p>98.1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217">
            <text:p>97.92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606">
            <text:p>97.0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27">
            <text:p>96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632">
            <text:p>98.6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56">
            <text:p>97.2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8869">
            <text:p>97.886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276">
            <text:p>97.427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444">
            <text:p>99.1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885">
            <text:p>98.0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35">
            <text:p>98.3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97">
            <text:p>97.39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.2938">
            <text:p>97.2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6842">
            <text:p>98.6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59">
            <text:p>97.35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9929">
            <text:p>97.99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626">
            <text:p>97.962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084">
            <text:p>97.508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75">
            <text:p>97.5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905">
            <text:p>96.2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944">
            <text:p>98.294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519">
            <text:p>95.85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435">
            <text:p>98.3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6471">
            <text:p>98.6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25">
            <text:p>97.4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358">
            <text:p>97.335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7.8708">
            <text:p>97.8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0563">
            <text:p>96.0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044">
            <text:p>96.10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5077">
            <text:p>98.5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8423">
            <text:p>98.8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5">
            <text:p>96.8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255">
            <text:p>97.925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3352">
            <text:p>97.33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714">
            <text:p>97.27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8833">
            <text:p>95.8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211">
            <text:p>97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048">
            <text:p>97.304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431">
            <text:p>96.943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435">
            <text:p>98.3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176">
            <text:p>97.1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636">
            <text:p>97.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9667">
            <text:p>97.96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4023">
            <text:p>96.40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4">
            <text:p>98.3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0318">
            <text:p>96.0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22">
            <text:p>99.2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079">
            <text:p>97.0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3059">
            <text:p>96.3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625">
            <text:p>97.1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278">
            <text:p>97.227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2714">
            <text:p>96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756">
            <text:p>97.775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416">
            <text:p>96.941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261">
            <text:p>97.0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32">
            <text:p>97.2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93">
            <text:p>98.17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274">
            <text:p>97.827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625">
            <text:p>97.262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683">
            <text:p>98.468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739">
            <text:p>97.4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75">
            <text:p>98.7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48">
            <text:p>97.984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.31">
            <text:p>96.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357">
            <text:p>97.1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423">
            <text:p>98.0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0313">
            <text:p>96.0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929">
            <text:p>96.9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214">
            <text:p>95.6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1167">
            <text:p>94.1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6">
            <text:p>95.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829">
            <text:p>98.08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27">
            <text:p>94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523">
            <text:p>96.252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8059">
            <text:p>96.8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9917">
            <text:p>94.9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7304">
            <text:p>98.7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2">
            <text:p>98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862">
            <text:p>98.4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975">
            <text:p>96.97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455">
            <text:p>96.4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861">
            <text:p>97.586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2333">
            <text:p>98.2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2134">
            <text:p>97.21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974">
            <text:p>98.39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546">
            <text:p>98.25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4489">
            <text:p>96.448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685">
            <text:p>98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7273">
            <text:p>94.7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2477">
            <text:p>96.247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957">
            <text:p>96.5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678">
            <text:p>97.56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8765">
            <text:p>96.8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818">
            <text:p>97.2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2.925">
            <text:p>92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022">
            <text:p>97.702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1">
            <text:p>97.62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2938">
            <text:p>97.2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788">
            <text:p>97.3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487">
            <text:p>97.848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72">
            <text:p>97.5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25">
            <text:p>98.0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349">
            <text:p>97.13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772">
            <text:p>96.77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0444">
            <text:p>98.0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25">
            <text:p>97.1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7586">
            <text:p>96.758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762">
            <text:p>98.076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1313">
            <text:p>96.1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308">
            <text:p>97.63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5167">
            <text:p>95.51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008">
            <text:p>98.00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92">
            <text:p>97.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912">
            <text:p>96.49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8116">
            <text:p>98.8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364">
            <text:p>98.3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6471">
            <text:p>98.6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892">
            <text:p>96.789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193">
            <text:p>97.319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533">
            <text:p>96.25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4857">
            <text:p>98.4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917">
            <text:p>98.2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1545">
            <text:p>99.1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8846">
            <text:p>96.88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474">
            <text:p>96.5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205">
            <text:p>97.420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2">
            <text:p>97.8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619">
            <text:p>98.2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8514">
            <text:p>98.85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9948">
            <text:p>97.994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0696">
            <text:p>97.069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31">
            <text:p>96.47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formula="of:=SUM([.A1:.A500])/500" office:value-type="float" office:value="97.9963888000001">
            <text:p>97.9963888</text:p>
          </table:table-cell>
          <table:table-cell table:formula="of:=SUM([.B1:.B500])/500" office:value-type="float" office:value="17.112">
            <text:p>17.1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52:50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